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099cm" fo:margin-left="2.515cm" fo:margin-right="-0.025cm" table:align="margins"/>
    </style:style>
    <style:style style:name="Table1.A" style:family="table-column">
      <style:table-column-properties style:column-width="1.695cm" style:rel-column-width="7357*"/>
    </style:style>
    <style:style style:name="Table1.B" style:family="table-column">
      <style:table-column-properties style:column-width="13.404cm" style:rel-column-width="58178*"/>
    </style:style>
    <style:style style:name="Table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5.099cm" fo:margin-left="2.515cm" fo:margin-right="-0.025cm" table:align="margins"/>
    </style:style>
    <style:style style:name="Table2.A" style:family="table-column">
      <style:table-column-properties style:column-width="1.695cm" style:rel-column-width="7357*"/>
    </style:style>
    <style:style style:name="Table2.B" style:family="table-column">
      <style:table-column-properties style:column-width="7.652cm" style:rel-column-width="33211*"/>
    </style:style>
    <style:style style:name="Table2.C" style:family="table-column">
      <style:table-column-properties style:column-width="5.752cm" style:rel-column-width="24967*"/>
    </style:style>
    <style:style style:name="Table2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000000" fo:padding="0.097cm" fo:border-left="0.002cm solid #000000" fo:border-right="none" fo:border-top="0.002cm solid #000000" fo:border-bottom="non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15.099cm" fo:margin-left="2.515cm" fo:margin-right="-0.025cm" table:align="margins"/>
    </style:style>
    <style:style style:name="Table3.A" style:family="table-column">
      <style:table-column-properties style:column-width="1.695cm" style:rel-column-width="7357*"/>
    </style:style>
    <style:style style:name="Table3.B" style:family="table-column">
      <style:table-column-properties style:column-width="13.404cm" style:rel-column-width="58178*"/>
    </style:style>
    <style:style style:name="Table3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000000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5.099cm" fo:margin-left="2.515cm" fo:margin-right="-0.025cm" style:page-number="0" table:align="margins"/>
    </style:style>
    <style:style style:name="Table4.A" style:family="table-column">
      <style:table-column-properties style:column-width="1.695cm" style:rel-column-width="7357*"/>
    </style:style>
    <style:style style:name="Table4.B" style:family="table-column">
      <style:table-column-properties style:column-width="13.404cm" style:rel-column-width="58178*"/>
    </style:style>
    <style:style style:name="Table4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background-color="#000000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5.099cm" fo:margin-left="2.515cm" fo:margin-right="-0.025cm" table:align="margins"/>
    </style:style>
    <style:style style:name="Table6.A" style:family="table-column">
      <style:table-column-properties style:column-width="1.695cm" style:rel-column-width="7357*"/>
    </style:style>
    <style:style style:name="Table6.B" style:family="table-column">
      <style:table-column-properties style:column-width="6.703cm" style:rel-column-width="29089*"/>
    </style:style>
    <style:style style:name="Table6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000000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5.099cm" fo:margin-left="2.515cm" fo:margin-right="-0.025cm" table:align="margins"/>
    </style:style>
    <style:style style:name="Table5.A" style:family="table-column">
      <style:table-column-properties style:column-width="1.695cm" style:rel-column-width="7357*"/>
    </style:style>
    <style:style style:name="Table5.B" style:family="table-column">
      <style:table-column-properties style:column-width="6.703cm" style:rel-column-width="29089*"/>
    </style:style>
    <style:style style:name="Table5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000000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 style:master-page-name="">
      <style:table-properties style:width="15.099cm" fo:margin-left="2.515cm" fo:margin-right="-0.025cm" style:page-number="0" table:align="margins"/>
    </style:style>
    <style:style style:name="Table7.A" style:family="table-column">
      <style:table-column-properties style:column-width="1.695cm" style:rel-column-width="7357*"/>
    </style:style>
    <style:style style:name="Table7.B" style:family="table-column">
      <style:table-column-properties style:column-width="13.404cm" style:rel-column-width="58178*"/>
    </style:style>
    <style:style style:name="Table7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000000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 style:master-page-name="">
      <style:table-properties style:width="15.099cm" fo:margin-left="2.515cm" fo:margin-right="-0.025cm" style:page-number="0" table:align="margins"/>
    </style:style>
    <style:style style:name="Table8.A" style:family="table-column">
      <style:table-column-properties style:column-width="1.695cm" style:rel-column-width="7357*"/>
    </style:style>
    <style:style style:name="Table8.B" style:family="table-column">
      <style:table-column-properties style:column-width="13.404cm" style:rel-column-width="5817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5" style:family="paragraph" style:parent-style-name="Text_20_body">
      <style:paragraph-properties fo:margin-left="2.54cm" fo:margin-right="0cm" fo:text-indent="0cm" style:auto-text-indent="false"/>
    </style:style>
    <style:style style:name="P6" style:family="paragraph" style:parent-style-name="Text_20_body">
      <style:paragraph-properties fo:margin-left="2.54cm" fo:margin-right="0cm" fo:text-indent="0cm" style:auto-text-indent="false"/>
      <style:text-properties fo:language="en" fo:country="US"/>
    </style:style>
    <style:style style:name="P7" style:family="paragraph" style:parent-style-name="Standard">
      <style:paragraph-properties fo:margin-left="2.54cm" fo:margin-right="0cm" fo:text-align="start" style:justify-single-word="false" fo:text-indent="0cm" style:auto-text-indent="false" style:writing-mode="lr-tb"/>
      <style:text-properties fo:language="en" fo:country="US"/>
    </style:style>
    <style:style style:name="P8" style:family="paragraph" style:parent-style-name="Text_20_body">
      <style:paragraph-properties fo:margin-left="2.54cm" fo:margin-right="0cm" fo:text-align="start" style:justify-single-word="false" fo:text-indent="0cm" style:auto-text-indent="false" style:writing-mode="lr-tb"/>
      <style:text-properties fo:language="en" fo:country="US"/>
    </style:style>
    <style:style style:name="P9" style:family="paragraph" style:parent-style-name="Text_20_body">
      <style:paragraph-properties fo:margin-left="0.15cm" fo:margin-right="0.009cm" fo:text-indent="0cm" style:auto-text-indent="false"/>
      <style:text-properties style:font-name="Courier 10 Pitch" fo:language="en" fo:country="US" fo:font-style="italic" style:font-style-asian="italic" style:font-style-complex="italic"/>
    </style:style>
    <style:style style:name="P10" style:family="paragraph" style:parent-style-name="Text_20_body">
      <style:paragraph-properties fo:margin-left="0.15cm" fo:margin-right="0.009cm" fo:text-indent="0cm" style:auto-text-indent="false"/>
      <style:text-properties fo:color="#ff0000" style:font-name="Courier 10 Pitch" fo:language="en" fo:country="US"/>
    </style:style>
    <style:style style:name="P11" style:family="paragraph" style:parent-style-name="Text_20_body">
      <style:paragraph-properties fo:margin-left="0.15cm" fo:margin-right="0.009cm" fo:margin-top="0cm" fo:margin-bottom="0cm" fo:text-indent="0cm" style:auto-text-indent="false"/>
      <style:text-properties fo:color="#ff0000" style:font-name="Courier 10 Pitch" fo:font-size="10pt" fo:language="en" fo:country="US" style:font-size-asian="10pt" style:font-size-complex="10pt"/>
    </style:style>
    <style:style style:name="P12" style:family="paragraph" style:parent-style-name="Text_20_body">
      <style:paragraph-properties fo:margin-left="0.397cm" fo:margin-right="0.009cm" fo:text-indent="0cm" style:auto-text-indent="false"/>
      <style:text-properties style:font-name="Courier 10 Pitch"/>
    </style:style>
    <style:style style:name="P13" style:family="paragraph" style:parent-style-name="Text_20_body">
      <style:paragraph-properties fo:margin-left="0.397cm" fo:margin-right="0.009cm" fo:text-indent="0cm" style:auto-text-indent="false"/>
      <style:text-properties style:font-name="Courier 10 Pitch" fo:language="en" fo:country="US"/>
    </style:style>
    <style:style style:name="P14" style:family="paragraph" style:parent-style-name="Text_20_body">
      <style:paragraph-properties fo:margin-left="0.397cm" fo:margin-right="0.009cm" fo:text-indent="0cm" style:auto-text-indent="false"/>
      <style:text-properties style:font-name="Courier 10 Pitch" fo:language="en" fo:country="US" fo:font-style="italic" style:font-style-asian="italic" style:font-style-complex="italic"/>
    </style:style>
    <style:style style:name="P15" style:family="paragraph" style:parent-style-name="Text_20_body">
      <style:paragraph-properties fo:margin-left="0.397cm" fo:margin-right="0.009cm" fo:text-indent="0cm" style:auto-text-indent="false"/>
      <style:text-properties fo:language="en" fo:country="US"/>
    </style:style>
    <style:style style:name="P16" style:family="paragraph" style:parent-style-name="Text_20_body">
      <style:paragraph-properties fo:margin-left="1.27cm" fo:margin-right="0cm" fo:text-indent="0cm" style:auto-text-indent="false"/>
      <style:text-properties fo:language="en" fo:country="US" fo:font-weight="bold"/>
    </style:style>
    <style:style style:name="P17" style:family="paragraph" style:parent-style-name="Text_20_body">
      <style:paragraph-properties fo:margin-left="0.406cm" fo:margin-right="0cm" fo:margin-top="0cm" fo:margin-bottom="0cm" fo:text-align="start" style:justify-single-word="false" fo:text-indent="0cm" style:auto-text-indent="false" style:writing-mode="lr-tb"/>
      <style:text-properties style:font-name="Courier 10 Pitch" fo:font-size="10pt" fo:language="en" fo:country="US" style:font-size-asian="10pt" style:font-size-complex="10pt"/>
    </style:style>
    <style:style style:name="P18" style:family="paragraph" style:parent-style-name="Text_20_body">
      <style:paragraph-properties fo:margin-left="0.406cm" fo:margin-right="0cm" fo:margin-top="0cm" fo:margin-bottom="0cm" fo:text-align="start" style:justify-single-word="false" fo:text-indent="0cm" style:auto-text-indent="false" style:writing-mode="lr-tb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margin-left="2.505cm" fo:margin-right="0cm" fo:text-indent="0cm" style:auto-text-indent="false"/>
    </style:style>
    <style:style style:name="P20" style:family="paragraph" style:parent-style-name="Standard">
      <style:paragraph-properties fo:margin-left="2.505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2.505cm" fo:margin-right="0cm" fo:text-indent="0cm" style:auto-text-indent="false"/>
      <style:text-properties style:font-name="Nimbus Roman No9 L" fo:font-size="12pt" fo:language="en" fo:country="US" style:font-size-asian="12pt" style:font-size-complex="12pt"/>
    </style:style>
    <style:style style:name="P22" style:family="paragraph" style:parent-style-name="Standard" style:list-style-name="L3"/>
    <style:style style:name="P23" style:family="paragraph" style:parent-style-name="Standard" style:list-style-name="L4">
      <style:paragraph-properties fo:margin-left="2.505cm" fo:margin-right="0cm" fo:text-indent="0cm" style:auto-text-indent="false"/>
    </style:style>
    <style:style style:name="P24" style:family="paragraph" style:parent-style-name="Standard" style:list-style-name="L4">
      <style:paragraph-properties fo:margin-left="2.505cm" fo:margin-right="0cm" fo:text-indent="0cm" style:auto-text-indent="false"/>
      <style:text-properties style:font-name="Nimbus Roman No9 L" fo:font-size="12pt" fo:language="en" fo:country="US" style:font-size-asian="12pt" style:font-size-complex="12pt"/>
    </style:style>
    <style:style style:name="P25" style:family="paragraph" style:parent-style-name="Standard" style:list-style-name="L5">
      <style:paragraph-properties fo:margin-left="2.505cm" fo:margin-right="0cm" fo:text-indent="0cm" style:auto-text-indent="false"/>
      <style:text-properties style:font-name="Nimbus Roman No9 L" fo:font-size="12pt" fo:language="en" fo:country="US" style:font-size-asian="12pt" style:font-size-complex="12pt"/>
    </style:style>
    <style:style style:name="P26" style:family="paragraph" style:parent-style-name="Standard" style:list-style-name="L5">
      <style:paragraph-properties fo:margin-left="2.505cm" fo:margin-right="0cm" fo:text-indent="0cm" style:auto-text-indent="false"/>
      <style:text-properties style:font-name="Nimbus Roman No9 L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/>
    </style:style>
    <style:style style:name="P29" style:family="paragraph" style:parent-style-name="Text_20_body" style:list-style-name="L2">
      <style:paragraph-properties fo:margin-left="2.501cm" fo:margin-right="0cm" fo:margin-top="0cm" fo:margin-bottom="0cm" fo:text-indent="0cm" style:auto-text-indent="false"/>
    </style:style>
    <style:style style:name="P30" style:family="paragraph" style:parent-style-name="Text_20_body" style:list-style-name="L2">
      <style:paragraph-properties fo:margin-left="2.501cm" fo:margin-right="0cm" fo:text-indent="0cm" style:auto-text-indent="false"/>
    </style:style>
    <style:style style:name="P31" style:family="paragraph" style:parent-style-name="Text_20_body">
      <style:paragraph-properties fo:margin-left="0.15cm" fo:margin-right="0.009cm" fo:margin-top="0cm" fo:margin-bottom="0cm" fo:text-indent="0cm" style:auto-text-indent="false"/>
      <style:text-properties fo:color="#ff0000" style:font-name="Courier 10 Pitch" fo:font-size="10pt" fo:language="en" fo:country="US" style:font-size-asian="10pt" style:font-size-complex="10pt"/>
    </style:style>
    <style:style style:name="P32" style:family="paragraph" style:parent-style-name="Text_20_body">
      <style:paragraph-properties fo:margin-left="0.406cm" fo:margin-right="0cm" fo:margin-top="0cm" fo:margin-bottom="0cm" fo:text-align="start" style:justify-single-word="false" fo:text-indent="0cm" style:auto-text-indent="false" style:writing-mode="lr-tb"/>
      <style:text-properties style:font-name="Courier 10 Pitch" fo:font-size="10pt" fo:language="en" fo:country="US" style:font-size-asian="10pt" style:font-size-complex="10pt"/>
    </style:style>
    <style:style style:name="P33" style:family="paragraph" style:parent-style-name="Text_20_body">
      <style:paragraph-properties fo:margin-left="0.406cm" fo:margin-right="0cm" fo:margin-top="0cm" fo:margin-bottom="0cm" fo:text-align="start" style:justify-single-word="false" fo:text-indent="0cm" style:auto-text-indent="false" style:writing-mode="lr-tb"/>
      <style:text-properties style:font-name="Courier 10 Pitch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ize="10pt" fo:language="en" fo:country="US" style:font-size-asian="10pt" style:font-size-complex="10pt"/>
    </style:style>
    <style:style style:name="T5" style:family="text">
      <style:text-properties style:font-name="Nimbus Roman No9 L" fo:font-size="12pt" fo:language="en" fo:country="US" style:font-size-asian="12pt" style:font-size-complex="12pt"/>
    </style:style>
    <style:style style:name="T6" style:family="text">
      <style:text-properties style:font-name="Nimbus Roman No9 L" fo:font-size="10pt" fo:language="en" fo:country="US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08-05-02T00:00:00</dc:date><text:p>=======================================================</text:p></office:annotation><office:annotation><dc:date>2008-05-02T00:00:00</dc:date><text:p>Created by AbiWord, a free, Open Source wordprocessor.</text:p></office:annotation><office:annotation><dc:date>2008-05-02T00:00:00</dc:date><text:p>For more information visit http://www.abisource.com.</text:p></office:annotation><office:annotation><dc:date>2008-05-02T00:00:00</dc:date><text:p>=======================================================</text:p></office:annotation>Resetting the Face Recognition data</text:p>
      <text:p text:style-name="Text_20_body">Case:</text:p>
      <text:p text:style-name="Text_20_body">You already have a bunch of test samples (i.e. s* folders, images, names, etc.) from the face recognition program.</text:p>
      <text:p text:style-name="Text_20_body">Now you want to start FRESH, i.e. new data, without the old data.</text:p>
      <text:p text:style-name="P1">What you need to do:</text:p>
      <text:p text:style-name="Text_20_body">1.  Things (files) you need to have and modify: </text:p>
      <text:list text:style-name="L1">
        <text:list-item>
          <text:p text:style-name="P28"> train.txt </text:p>
        </text:list-item>
        <text:list-item>
          <text:p text:style-name="P28"> folder_count </text:p>
        </text:list-item>
        <text:list-item>
          <text:p text:style-name="P27"> facedata.xml </text:p>
        </text:list-item>
      </text:list>
      <text:p text:style-name="P3"> </text:p>
      <text:p text:style-name="P4">What they are:</text:p>
      <text:p text:style-name="P3"> <text:span text:style-name="T1">train.txt</text:span></text:p>
      <text:p text:style-name="P5">a text file that contains the list of the path of the captured images.  This list serves as a guide for the learning algorithm to learn the faces, that is, the algorithm will read each of these files, extract the information out, and store them in the <text:span text:style-name="T1">facedata.xml</text:span>.</text:p>
      <text:p text:style-name="P6">An example of the content of train.tx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ine#</text:p>
          </table:table-cell>
          <table:table-cell table:style-name="Table1.B1" office:value-type="string">
            <text:p text:style-name="P14">Content</text:p>
          </table:table-cell>
        </table:table-row>
        <table:table-row>
          <table:table-cell table:style-name="Table1.A2" office:value-type="string">
            <text:p text:style-name="P10">1</text:p>
            <text:p text:style-name="P10">2</text:p>
            <text:p text:style-name="P10">3</text:p>
          </table:table-cell>
          <table:table-cell table:style-name="Table1.B2" office:value-type="string">
            <text:p text:style-name="P13">1 s1/1.pgm</text:p>
            <text:p text:style-name="P13">2 s2/1.pgm</text:p>
            <text:p text:style-name="P13">3 s3/1.pgm</text:p>
          </table:table-cell>
        </table:table-row>
      </table:table>
      <text:p text:style-name="P6"/>
      <text:p text:style-name="P6">... assumed the image is saved with the extension .pgm, and if there is only one image per identity.  If there are more than 1 image per identity, the image can be any of the saved images, and for each identity more than 1 image can be listed, without any particular order, e.g.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Line#</text:p>
          </table:table-cell>
          <table:table-cell table:style-name="Table2.A1" office:value-type="string">
            <text:p text:style-name="P14">Content</text:p>
          </table:table-cell>
          <table:table-cell table:style-name="Table2.C1" office:value-type="string">
            <text:p text:style-name="P14">Comments</text:p>
          </table:table-cell>
        </table:table-row>
        <table:table-row>
          <table:table-cell table:style-name="Table2.A2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</table:table-cell>
          <table:table-cell table:style-name="Table2.A2" office:value-type="string">
            <text:p text:style-name="P15"><text:span text:style-name="T3">1 s1/2.pgm</text:span> </text:p>
            <text:p text:style-name="P12">2 s2/4.pgm </text:p>
            <text:p text:style-name="P12">3 s3/1.pgm </text:p>
            <text:p text:style-name="P12">1 s1/3.pgm </text:p>
            <text:p text:style-name="P12">2 s2/2.pgm </text:p>
          </table:table-cell>
          <table:table-cell table:style-name="Table2.C2" office:value-type="string">
            <text:p text:style-name="P15">&lt;--- train image for identity 1 </text:p>
            <text:p text:style-name="P15">&lt;--- train image for identity 2</text:p>
            <text:p text:style-name="P15">&lt;--- train image for identity 3</text:p>
            <text:p text:style-name="P15">&lt;--- train image for identity 1</text:p>
            <text:p text:style-name="P15">&lt;--- train image for identity 2</text:p>
            <text:p text:style-name="P4"><text:s text:c="3"/>and so on...</text:p>
          </table:table-cell>
        </table:table-row>
      </table:table>
      <text:p text:style-name="P6"/>
      <text:p text:style-name="P6"><text:soft-page-break/>In those examples: </text:p>
      <text:list text:style-name="L2">
        <text:list-item>
          <text:p text:style-name="P29">the numbers on the first column are identity indices (ID numbers), </text:p>
        </text:list-item>
        <text:list-item>
          <text:p text:style-name="P29">the folders are in the same directory level as the face recognition program, </text:p>
        </text:list-item>
        <text:list-item>
          <text:p text:style-name="P30">the folder names is in the format "s#" where # is corresponds to the ID numbers/identity </text:p>
        </text:list-item>
      </text:list>
      <text:p text:style-name="P6">The algorithm require at least 2 images listed for Testing (i.e. recognizing faces).</text:p>
      <text:p text:style-name="P16">folder_count</text:p>
      <text:p text:style-name="P6">a text file that lists all the folders (i.e. folder names) that are created each time the program learns a new face (the face recognition program will create a new folder each time it's learning a new face).</text:p>
      <text:p text:style-name="P6">An example of the content of folder_count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Line#</text:p>
          </table:table-cell>
          <table:table-cell table:style-name="Table3.B1" office:value-type="string">
            <text:p text:style-name="P14">Content</text:p>
          </table:table-cell>
        </table:table-row>
        <table:table-row>
          <table:table-cell table:style-name="Table3.A2" office:value-type="string">
            <text:p text:style-name="P10">1</text:p>
            <text:p text:style-name="P10">2</text:p>
            <text:p text:style-name="P10">3</text:p>
            <text:p text:style-name="P10">4</text:p>
          </table:table-cell>
          <table:table-cell table:style-name="Table3.B2" office:value-type="string">
            <text:p text:style-name="P13">s1</text:p>
            <text:p text:style-name="P13">s2</text:p>
            <text:p text:style-name="P13">s3</text:p>
            <text:p text:style-name="P13">s4</text:p>
          </table:table-cell>
        </table:table-row>
      </table:table>
      <text:p text:style-name="P6"/>
      <text:p text:style-name="P6">... if there are only 4 folders/identities created.</text:p>
      <text:p text:style-name="P6">The number of folders listed in this file should not exceed the actual number of folders that exist.</text:p>
      <text:p text:style-name="P16">facedata.xml</text:p>
      <text:p text:style-name="P5">a text file that contains all the eigenvalue data of each of the train images listed in the <text:span text:style-name="T1">train.txt</text:span> file.  The data is saved in XML format with specific tags for parsing other information stored in the file, from the actual data of the images.</text:p>
      <text:p text:style-name="P5"/>
      <text:p text:style-name="P6">An example of the content of facedata.xml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Line#</text:p>
          </table:table-cell>
          <table:table-cell table:style-name="Table4.B1" office:value-type="string">
            <text:p text:style-name="P14">Content</text:p>
          </table:table-cell>
        </table:table-row>
        <table:table-row>
          <table:table-cell table:style-name="Table4.A2" office:value-type="string">
            <text:p text:style-name="P11">1</text:p>
            <text:p text:style-name="P11">2</text:p>
            <text:p text:style-name="P11">3</text:p>
            <text:p text:style-name="P11">4</text:p>
            <text:p text:style-name="P11">5</text:p>
            <text:p text:style-name="P11">6</text:p>
            <text:p text:style-name="P11">7</text:p>
            <text:p text:style-name="P11">8</text:p>
            <text:p text:style-name="P11">9</text:p>
            <text:p text:style-name="P11">10</text:p>
            <text:p text:style-name="P11">11</text:p>
            <text:p text:style-name="P11">12</text:p>
            <text:p text:style-name="P11">13</text:p>
            <text:p text:style-name="P11"><text:soft-page-break/>14</text:p>
            <text:p text:style-name="P11">15</text:p>
            <text:p text:style-name="P11">16</text:p>
            <text:p text:style-name="P11"/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22</text:p>
            <text:p text:style-name="P11">23</text:p>
            <text:p text:style-name="P11">24</text:p>
            <text:p text:style-name="P11">25</text:p>
            <text:p text:style-name="P11"/>
            <text:p text:style-name="P11">26</text:p>
            <text:p text:style-name="P11"/>
            <text:p text:style-name="P11">27</text:p>
            <text:p text:style-name="P11">...</text:p>
            <text:p text:style-name="P11">42</text:p>
            <text:p text:style-name="P11">43</text:p>
            <text:p text:style-name="P11"/>
            <text:p text:style-name="P11">44</text:p>
            <text:p text:style-name="P11"/>
            <text:p text:style-name="P11">45</text:p>
            <text:p text:style-name="P11">46</text:p>
            <text:p text:style-name="P11">47</text:p>
            <text:p text:style-name="P11">48</text:p>
            <text:p text:style-name="P11">49</text:p>
            <text:p text:style-name="P11">50</text:p>
            <text:p text:style-name="P11">51</text:p>
            <text:p text:style-name="P11">52</text:p>
            <text:p text:style-name="P11">53</text:p>
            <text:p text:style-name="P11"/>
            <text:p text:style-name="P11">...</text:p>
            <text:p text:style-name="P11">2456</text:p>
            <text:p text:style-name="P11"/>
            <text:p text:style-name="P11">2457</text:p>
            <text:p text:style-name="P11">2458</text:p>
            <text:p text:style-name="P11">2459</text:p>
            <text:p text:style-name="P11">2460</text:p>
            <text:p text:style-name="P11">2461</text:p>
            <text:p text:style-name="P11">2462</text:p>
            <text:p text:style-name="P11">2463</text:p>
            <text:p text:style-name="P11">2464</text:p>
            <text:p text:style-name="P11">2465</text:p>
            <text:p text:style-name="P11"/>
            <text:p text:style-name="P11">2466</text:p>
            <text:p text:style-name="P11"/>
            <text:p text:style-name="P11">...</text:p>
            <text:p text:style-name="P11">5200</text:p>
            <text:p text:style-name="P11"/>
            <text:p text:style-name="P11">5201</text:p>
            <text:p text:style-name="P11"/>
            <text:p text:style-name="P11">5202</text:p>
            <text:p text:style-name="P11">5203</text:p>
            <text:p text:style-name="P11">5204</text:p>
            <text:p text:style-name="P11">5205</text:p>
            <text:p text:style-name="P11">5206</text:p>
            <text:p text:style-name="P11"><text:soft-page-break/>5207</text:p>
            <text:p text:style-name="P11">5208</text:p>
            <text:p text:style-name="P11">5209</text:p>
            <text:p text:style-name="P11"/>
            <text:p text:style-name="P11">5210</text:p>
            <text:p text:style-name="P11"/>
            <text:p text:style-name="P11">...</text:p>
            <text:p text:style-name="P11">28093</text:p>
            <text:p text:style-name="P11">28094</text:p>
            <text:p text:style-name="P11"/>
            <text:p text:style-name="P11">28095</text:p>
            <text:p text:style-name="P11">28096</text:p>
          </table:table-cell>
          <table:table-cell table:style-name="Table4.B2" office:value-type="string">
            <text:p text:style-name="P17">&lt;?xml version="1.0"?&gt;</text:p>
            <text:p text:style-name="P17">&lt;opencv_storage&gt;</text:p>
            <text:p text:style-name="P17">&lt;nEigens&gt;9&lt;/nEigens&gt;</text:p>
            <text:p text:style-name="P17">&lt;nTrainFaces&gt;10&lt;/nTrainFaces&gt;</text:p>
            <text:p text:style-name="P17">&lt;trainPersonNumMat type_id="opencv-matrix"&gt;</text:p>
            <text:p text:style-name="P18"> &lt;rows&gt;1&lt;/rows&gt;</text:p>
            <text:p text:style-name="P18"> &lt;cols&gt;10&lt;/cols&gt;</text:p>
            <text:p text:style-name="P18"> &lt;dt&gt;i&lt;/dt&gt;</text:p>
            <text:p text:style-name="P18"> &lt;data&gt;</text:p>
            <text:p text:style-name="P18">   1 2 3 4 5 6 7 8 9 10&lt;/data&gt;&lt;/trainPersonNumMat&gt;</text:p>
            <text:p text:style-name="P17">&lt;eigenValMat type_id="opencv-matrix"&gt;</text:p>
            <text:p text:style-name="P18"> &lt;rows&gt;1&lt;/rows&gt;</text:p>
            <text:p text:style-name="P18"> &lt;cols&gt;9&lt;/cols&gt;</text:p>
            <text:p text:style-name="P18"><text:soft-page-break/> &lt;dt&gt;f&lt;/dt&gt;</text:p>
            <text:p text:style-name="P18"> &lt;data&gt;</text:p>
            <text:p text:style-name="P18">   0.34474474 0.20085591 0.13022105 0.11021622 0.06447844 0.05521638</text:p>
            <text:p text:style-name="P18">   0.04365149 0.02801561 0.02260016&lt;/data&gt;&lt;/eigenValMat&gt;</text:p>
            <text:p text:style-name="P17">&lt;projectedTrainFaceMat type_id="opencv-matrix"&gt;</text:p>
            <text:p text:style-name="P18"> &lt;rows&gt;10&lt;/rows&gt;</text:p>
            <text:p text:style-name="P18"> &lt;cols&gt;9&lt;/cols&gt;</text:p>
            <text:p text:style-name="P18"> &lt;dt&gt;f&lt;/dt&gt;</text:p>
            <text:p text:style-name="P18"> &lt;data&gt;</text:p>
            <text:p text:style-name="P18">   -1.94455859e+03 -507.00305176 1.27526257e+03 714.85266113</text:p>
            <text:p text:style-name="P18">   -2.48756372e+03 1.65581836e+03 1.30621692e+03 <text:s text:c="2"/>-1.23838440e+03 -1.08926099e+03 -329.65365601 -281.65911865 -622.52862549</text:p>
            <text:p text:style-name="P18">   51.67808533 -1.59890710e+03 -2.01022632e+03 -1.99742834e+03</text:p>
            <text:p text:style-name="P18">   -1.51080957e+03 849.16821289 682.42663574 -401.25988770</text:p>
            <text:p text:style-name="P17">....</text:p>
            <text:p text:style-name="P18">   -176.24229431 542.83117676 70.43999481 -5.70696973e+03</text:p>
            <text:p text:style-name="P18">   -3.48542651e+03 3.44898364e+03 -1.46579150e+03 1.78670081e+03</text:p>
            <text:p text:style-name="P18">   -268.99859619 -98.04101562 172.41937256 278.18649292&lt;/data&gt;&lt;/projectedTrainFaceMat&gt;</text:p>
            <text:p text:style-name="P17">&lt;avgTrainImg type_id="opencv-image"&gt;</text:p>
            <text:p text:style-name="P18"> &lt;width&gt;128&lt;/width&gt;</text:p>
            <text:p text:style-name="P18"> &lt;height&gt;96&lt;/height&gt;</text:p>
            <text:p text:style-name="P18"> &lt;origin&gt;top-left&lt;/origin&gt;</text:p>
            <text:p text:style-name="P18"> &lt;layout&gt;interleaved&lt;/layout&gt;</text:p>
            <text:p text:style-name="P18"> &lt;dt&gt;f&lt;/dt&gt;</text:p>
            <text:p text:style-name="P18"> &lt;data&gt;</text:p>
            <text:p text:style-name="P18">   182.19999695 185.80000305 188. 189.60000610 189.19999695</text:p>
            <text:p text:style-name="P18">   188.60000610 188.60000610 189.30000305 190.60000610 191.10000610</text:p>
            <text:p text:style-name="P18"> ...</text:p>
            <text:p text:style-name="P18">   161.30000305 165.10000610 159. 156.69999695 157.80000305 160. 160.</text:p>
            <text:p text:style-name="P18">   156.90000916&lt;/data&gt;&lt;/avgTrainImg&gt;</text:p>
            <text:p text:style-name="P17">&lt;eigenVect_0 type_id="opencv-image"&gt;</text:p>
            <text:p text:style-name="P18"> &lt;width&gt;128&lt;/width&gt;</text:p>
            <text:p text:style-name="P18"> &lt;height&gt;96&lt;/height&gt;</text:p>
            <text:p text:style-name="P18"> &lt;origin&gt;top-left&lt;/origin&gt;</text:p>
            <text:p text:style-name="P18"> &lt;layout&gt;interleaved&lt;/layout&gt;</text:p>
            <text:p text:style-name="P18"> &lt;dt&gt;f&lt;/dt&gt;</text:p>
            <text:p text:style-name="P18"> &lt;data&gt;</text:p>
            <text:p text:style-name="P18">   7.03997770e-03 6.72097085e-03 6.73769088e-03 6.24929555e-03</text:p>
            <text:p text:style-name="P18">   6.29274221e-03 6.52280217e-03 6.79726293e-03 6.68021338e-03</text:p>
            <text:p text:style-name="P17">...</text:p>
            <text:p text:style-name="P18">   0.01223946 9.12652817e-03 0.01014815 0.01008678 9.67529323e-03</text:p>
            <text:p text:style-name="P18">   8.53621308e-03 8.56034178e-03 9.10567772e-03&lt;/data&gt;&lt;/eigenVect_0&gt;</text:p>
            <text:p text:style-name="P17">&lt;eigenVect_1 type_id="opencv-image"&gt;</text:p>
            <text:p text:style-name="P18"> &lt;width&gt;128&lt;/width&gt;</text:p>
            <text:p text:style-name="P18"> &lt;height&gt;96&lt;/height&gt;</text:p>
            <text:p text:style-name="P18"> &lt;origin&gt;top-left&lt;/origin&gt;</text:p>
            <text:p text:style-name="P18"> &lt;layout&gt;interleaved&lt;/layout&gt;</text:p>
            <text:p text:style-name="P18"><text:soft-page-break/> &lt;dt&gt;f&lt;/dt&gt;</text:p>
            <text:p text:style-name="P18"> &lt;data&gt;</text:p>
            <text:p text:style-name="P18">   8.43658298e-03 0.01015111 0.01017020 0.01048989 0.01017848</text:p>
            <text:p text:style-name="P18">   0.01070909 0.01142054 0.01134583 0.01123676 0.01101167 0.01085728</text:p>
            <text:p text:style-name="P17">...</text:p>
            <text:p text:style-name="P18">   -0.02079646 -0.01125561 -8.63092113e-03 -8.04035179e-03</text:p>
            <text:p text:style-name="P18">   -7.57077616e-03 -8.93670321e-03 -8.08486622e-03 -8.02558940e-03</text:p>
            <text:p text:style-name="P18">   -6.61180913e-03&lt;/data&gt;&lt;/eigenVect_8&gt;</text:p>
            <text:p text:style-name="P17">&lt;/opencv_storage&gt;</text:p>
          </table:table-cell>
        </table:table-row>
      </table:table>
      <text:p text:style-name="P7"/>
      <text:p text:style-name="P8"/>
      <text:list text:style-name="L3">
        <text:list-item>
          <text:p text:style-name="P22">How to modify them:</text:p>
        </text:list-item>
      </text:list>
      <text:p text:style-name="Standard"><text:tab/></text:p>
      <text:p text:style-name="Standard"><text:tab/><text:span text:style-name="T2">train.txt</text:span></text:p>
      <text:p text:style-name="P20">For a fresh start, leave 2 items in the list, and remove the rest. <text:s/>For example:</text:p>
      <text:p text:style-name="P20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office:value-type="string">
            <text:p text:style-name="P9">Line#</text:p>
          </table:table-cell>
          <table:table-cell table:style-name="Table6.A1" office:value-type="string">
            <text:p text:style-name="P14">Original content</text:p>
          </table:table-cell>
          <table:table-cell table:style-name="Table6.C1" office:value-type="string">
            <text:p text:style-name="P14">Change to</text:p>
          </table:table-cell>
        </table:table-row>
        <table:table-row>
          <table:table-cell table:style-name="Table6.A2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</table:table-cell>
          <table:table-cell table:style-name="Table6.A2" office:value-type="string">
            <text:p text:style-name="P15"><text:span text:style-name="T3">1 s1/2.pgm</text:span> </text:p>
            <text:p text:style-name="P12">2 s2/4.pgm </text:p>
            <text:p text:style-name="P12">3 s3/1.pgm </text:p>
            <text:p text:style-name="P12">1 s1/3.pgm </text:p>
            <text:p text:style-name="P12">2 s2/2.pgm </text:p>
          </table:table-cell>
          <table:table-cell table:style-name="Table6.C2" office:value-type="string">
            <text:p text:style-name="P13">1 s1/1.pgm</text:p>
            <text:p text:style-name="P13">2 s2/4.pgm</text:p>
          </table:table-cell>
        </table:table-row>
      </table:table>
      <text:p text:style-name="Standard"><text:tab/></text:p>
      <text:p text:style-name="Standard"><text:tab/><text:span text:style-name="T2">folder_count</text:span></text:p>
      <text:p text:style-name="P20">Do the same to the list in folder_count as in <text:span text:style-name="T2">train.txt</text:span>; leave 2 items in the list, and remove the rest. <text:s/>For example:</text:p>
      <text:p text:style-name="P20"/>
      <text:p text:style-name="P20"/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9">Line#</text:p>
          </table:table-cell>
          <table:table-cell table:style-name="Table5.A1" office:value-type="string">
            <text:p text:style-name="P14">Original content</text:p>
          </table:table-cell>
          <table:table-cell table:style-name="Table5.C1" office:value-type="string">
            <text:p text:style-name="P14">Change to</text:p>
          </table:table-cell>
        </table:table-row>
        <table:table-row>
          <table:table-cell table:style-name="Table5.A2" office:value-type="string">
            <text:p text:style-name="P10">1</text:p>
            <text:p text:style-name="P10">2</text:p>
            <text:p text:style-name="P10">3</text:p>
            <text:p text:style-name="P10">4</text:p>
          </table:table-cell>
          <table:table-cell table:style-name="Table5.A2" office:value-type="string">
            <text:p text:style-name="P13">s1</text:p>
            <text:p text:style-name="P13">s2</text:p>
            <text:p text:style-name="P13">s3</text:p>
            <text:p text:style-name="P13">s4</text:p>
          </table:table-cell>
          <table:table-cell table:style-name="Table5.C2" office:value-type="string">
            <text:p text:style-name="P13">s1</text:p>
            <text:p text:style-name="P13">s2</text:p>
          </table:table-cell>
        </table:table-row>
      </table:table>
      <text:p text:style-name="Standard"/>
      <text:p text:style-name="Standard"><text:tab/><text:span text:style-name="T2">facedata.xml</text:span></text:p>
      <text:p text:style-name="P20">Modifying this file is a bit trickier, than the other two. <text:s/>For this, we need to look at the contents first:</text:p>
      <text:p text:style-name="P20"/>
      <text:p text:style-name="P20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Line#</text:p>
          </table:table-cell>
          <table:table-cell table:style-name="Table7.B1" office:value-type="string">
            <text:p text:style-name="P14">Content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17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1</text:p>
            <text:p text:style-name="P11">2</text:p>
            <text:p text:style-name="P11">3</text:p>
            <text:p text:style-name="P11">4</text:p>
            <text:p text:style-name="P11">5</text:p>
            <text:p text:style-name="P11">6</text:p>
            <text:p text:style-name="P11">7</text:p>
            <text:p text:style-name="P11">8</text:p>
            <text:p text:style-name="P11">9</text:p>
            <text:p text:style-name="P11">10</text:p>
            <text:p text:style-name="P11">11</text:p>
            <text:p text:style-name="P11">12</text:p>
            <text:p text:style-name="P11">13</text:p>
            <text:p text:style-name="P11">14</text:p>
            <text:p text:style-name="P11">15</text:p>
            <text:p text:style-name="P11">16</text:p>
            <text:p text:style-name="P11"/>
            <text:p text:style-name="P11">17</text:p>
            <text:p text:style-name="P11">18</text:p>
            <text:p text:style-name="P11">19</text:p>
            <text:p text:style-name="P11">20</text:p>
            <text:p text:style-name="P11">21</text:p>
            <text:p text:style-name="P11">22</text:p>
            <text:p text:style-name="P11">23</text:p>
            <text:p text:style-name="P11">24</text:p>
            <text:p text:style-name="P11">25</text:p>
            <text:p text:style-name="P11"/>
            <text:p text:style-name="P11">26</text:p>
            <text:p text:style-name="P11"/>
            <text:p text:style-name="P11">27</text:p>
            <text:p text:style-name="P11">...</text:p>
            <text:p text:style-name="P11"/>
          </table:table-cell>
          <table:table-cell table:style-name="Table8.B1" office:value-type="string">
            <text:p text:style-name="P17">&lt;?xml version="1.0"?&gt;</text:p>
            <text:p text:style-name="P17">&lt;opencv_storage&gt;</text:p>
            <text:p text:style-name="P17">&lt;nEigens&gt;9&lt;/nEigens&gt;</text:p>
            <text:p text:style-name="P17">&lt;nTrainFaces&gt;10&lt;/nTrainFaces&gt;</text:p>
            <text:p text:style-name="P17">&lt;trainPersonNumMat type_id="opencv-matrix"&gt;</text:p>
            <text:p text:style-name="P18"> &lt;rows&gt;1&lt;/rows&gt;</text:p>
            <text:p text:style-name="P18"> &lt;cols&gt;10&lt;/cols&gt;</text:p>
            <text:p text:style-name="P18"> &lt;dt&gt;i&lt;/dt&gt;</text:p>
            <text:p text:style-name="P18"> &lt;data&gt;</text:p>
            <text:p text:style-name="P18">   1 2 3 4 5 6 7 8 9 10&lt;/data&gt;&lt;/trainPersonNumMat&gt;</text:p>
            <text:p text:style-name="P17">&lt;eigenValMat type_id="opencv-matrix"&gt;</text:p>
            <text:p text:style-name="P18"> &lt;rows&gt;1&lt;/rows&gt;</text:p>
            <text:p text:style-name="P18"> &lt;cols&gt;9&lt;/cols&gt;</text:p>
            <text:p text:style-name="P18"> &lt;dt&gt;f&lt;/dt&gt;</text:p>
            <text:p text:style-name="P18"> &lt;data&gt;</text:p>
            <text:p text:style-name="P18">   0.34474474 0.20085591 0.13022105 0.11021622 0.06447844 0.05521638</text:p>
            <text:p text:style-name="P18">   0.04365149 0.02801561 0.02260016&lt;/data&gt;&lt;/eigenValMat&gt;</text:p>
            <text:p text:style-name="P17">&lt;projectedTrainFaceMat type_id="opencv-matrix"&gt;</text:p>
            <text:p text:style-name="P18"> &lt;rows&gt;10&lt;/rows&gt;</text:p>
            <text:p text:style-name="P18"> &lt;cols&gt;9&lt;/cols&gt;</text:p>
            <text:p text:style-name="P18"> &lt;dt&gt;f&lt;/dt&gt;</text:p>
            <text:p text:style-name="P18"> &lt;data&gt;</text:p>
            <text:p text:style-name="P18">   -1.94455859e+03 -507.00305176 1.27526257e+03 714.85266113</text:p>
            <text:p text:style-name="P18">   -2.48756372e+03 1.65581836e+03 1.30621692e+03 <text:s text:c="2"/>-1.23838440e+03 -1.08926099e+03 -329.65365601 -281.65911865 -622.52862549</text:p>
            <text:p text:style-name="P18">   51.67808533 -1.59890710e+03 -2.01022632e+03 -1.99742834e+03</text:p>
            <text:p text:style-name="P18">   -1.51080957e+03 849.16821289 682.42663574 -401.25988770</text:p>
            <text:p text:style-name="P17">....</text:p>
            <text:p text:style-name="P17">--- same excerpt from the first facedata.xml example ---</text:p>
          </table:table-cell>
        </table:table-row>
      </table:table>
      <text:p text:style-name="P19">Notice several things first:</text:p>
      <text:list text:style-name="L4">
        <text:list-item>
          <text:p text:style-name="P23">The number 9 in line 3 (<text:span text:style-name="T4">&lt;nEigens&gt;9&lt;/nEigens&gt;)</text:span> represents the number of principal components, or data points for this particular case, that represents the number of separating factors (differences) between faces.</text:p>
        </text:list-item>
        <text:list-item>
          <text:p text:style-name="P23">The number 10 inline 4 (<text:span text:style-name="T4">&lt;nTrainFaces&gt;10&lt;/nTrainFaces&gt;</text:span><text:span text:style-name="T5">)</text:span><text:span text:style-name="T6"> </text:span><text:span text:style-name="T5">represents the number of faces stored in the database (i.e. the number of faces already stored/learned), in this particular case, there are 10 faces. <text:s/>The number of nEigens in line 3 is always this number minus 1.</text:span></text:p>
          <text:list>
            <text:list-item>
              <text:p text:style-name="P24">This is because the Principal Component Analysis (PCA) method that was used in this alogrithm, that reduced the dimensionality of the differences into 1 dimension (as opposed to having the dimensionality as the same number of pixels in the image), so the number of differences (distances) between a point to the other points in 1-D is always the number of points minus 1.</text:p>
            </text:list-item>
          </text:list>
        </text:list-item>
        <text:list-item>
          <text:p text:style-name="P24">The number 10 in line 7 also corresponds to the number of faces stored in the database – the same as the one in line 4</text:p>
        </text:list-item>
        <text:list-item>
          <text:p text:style-name="P24"><text:soft-page-break/>The set of numbers in line 10 represents the index numbers of the stored faces</text:p>
        </text:list-item>
        <text:list-item>
          <text:p text:style-name="P24">The number 9 in line 13 also corresponds to the number of principal components, as in line 3</text:p>
        </text:list-item>
        <text:list-item>
          <text:p text:style-name="P24">The set of real numbers in line 16 corresponds to the eigenvalues, and the number of eigenvalues in this line is the same as in line 3 or line 13</text:p>
        </text:list-item>
        <text:list-item>
          <text:p text:style-name="P24">The numbers in line 19, and 20 corresponds to the number of stored faces, and eigenvalues, respectively.</text:p>
        </text:list-item>
      </text:list>
      <text:p text:style-name="P21"/>
      <text:p text:style-name="P21">So to modify this file for a fresh database:</text:p>
      <text:list text:style-name="L5">
        <text:list-item>
          <text:p text:style-name="P25">If it is a completely FRESH, fresh database (i.e. from scratch) you can remove this file completely, as the program will create one by default if it does not exist. <text:s/>Note, that the Testing/recognizing mode will not run until there are at least 2 faces already learned.</text:p>
        </text:list-item>
        <text:list-item>
          <text:p text:style-name="P25">If you want to keep this file:</text:p>
          <text:list>
            <text:list-item>
              <text:p text:style-name="P25">modify the number of stored faces to the number of faces you kept (i.e. actually have left) in the database (in line 4, 7, 10, and 19)</text:p>
            </text:list-item>
            <text:list-item>
              <text:p text:style-name="P25">modify the number of eigenfaces to the number of kept faces minus 1 (in line 3, 13, and 20)</text:p>
            </text:list-item>
            <text:list-item>
              <text:p text:style-name="P26">You can leave the rest of the data alon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hias</meta:initial-creator>
    <meta:creation-date>2008-05-02T11:26:11</meta:creation-date>
    <dc:creator>Mathias</dc:creator>
    <dc:date>2009-04-11T14:55:51</dc:date>
    <dc:language>en-US</dc:language>
    <meta:editing-cycles>15</meta:editing-cycles>
    <meta:editing-duration>PT2H58M22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6" meta:paragraph-count="314" meta:word-count="1420" meta:character-count="8304"/>
  </office:meta>
</office:document-meta>
</file>